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3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. April um 15:04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ttps://m.facebook.com/gunter.sittenthaler/posts/4656939010989296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15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8 Kommentare 370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77</text:p>
          </table:table-cell>
          <table:table-cell table:number-columns-repeated="6"/>
        </table:table-row>
        <table:table-row table:style-name="ro1">
          <table:table-cell table:formula="of:=SUM([.A35:.A100000])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70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via KLot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Reis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KLotz ja le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Re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z hat die Vergangenheit wieder geho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um gehört dieser Basti am schnellsten Wege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zler weg und diese ganze Regierung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fried 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Anna R.: Dann wird auch kaum was besser, das haben wir doch beim Gesundheitsmin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r gesehen. - Alle Regierungen ziehen die Vorgaben der Geld-Eliten dur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Re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fried Eder wenn das wieder so wird dann kommen wir von Regen in die Traufe es müss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eu Wahlen 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fried 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Anna R.: Ja, aber man kann nicht einmal bei Neuwahlen eine große Hoffnung hab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n diesen mafiosen Leuten fällt (wieder) irgend etwas ein, um die fp schlecht zu m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unter.sittenthaler/posts/465693901098929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not P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Reiser und wen soll man dann wähl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fried 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Gernot P.: Mehrere Personen. - Leider nur in der CH: Eine einzige Zeile im Gesetz über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litischen Rechte (Art. 35) stellt die Machtverhältnisse in der Schweiz auf den Kopf. - Den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hler kann streichen, kumulieren und panaschieren, um selbst die Listen für die Wahl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ionalrat zu bestimmen. - Die Partei-Zentralen sind ohnmächtig, wogegen sie im übr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a die Sitze mehr oder weniger zentral vergeben und dann während der Legislatu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olgschaft der Gewählten ford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Re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fried Eder die Leute werden doch jetzt kapiert haben und nicht wieder den sel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 Grünen Mist Wählen darum hat auch Basti diese Ibiza Sache In die Welt ges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 er keine Gegner hat für sein tun dieser Verrä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Karls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 friedlich wird do nimma vü geh......traurig aber leider wa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Wel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Karlsböck glaub ich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Karls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Welsch do steckn wir scho zu weit drinn und es gibt leider so vü blinde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Wel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Karlsböck leider Eseln ha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Karls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Welsch viel zu vie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ene Swobo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unter.sittenthaler/posts/465693901098929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ätte niemand geglaubt, dass sich dieser Teil der Geschichte wiederholt!!! Möglich gema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ch einen abgehobenen Studienabbrecher, der Bundeskanzler spielen möcht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issen nicht, was sie tu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ziregiem kehrt zurueck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Gri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um prüft man nicht die Echtheit solcher Sachen, bevor man solchen Mist postet? Das ist ab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e Originalaufnahme, sondern ein Fake. Es handelt sich um einen Ausschnitt aus der Dok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Eichmann &amp; das 3. Reich". Am Schild steht aber was ganz ander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Palmerst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 . Ich glaube, das hat auch so jeder gecheckt, ausser ihnen. W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hl eher als satirisch Spitze ged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 Es ist doch egal ob Original oder nicht. Es steckt ein Sinn dari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glaube ich eher nicht, dass das jeder versteht &amp; für mich persönlich sieht Satire and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 .....und welcher Sin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 Das wir genau dort hinsteuern. Wenn wir uns nict wehr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Palmerst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 . Das mag sein. Jeder sieht Satire anders. Aber sehn aie sich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d an und sie qerden erkennen, dass wir auf bestem Wege dorthin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unter.sittenthaler/posts/465693901098929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Palmerstorfer bin ich definitiv nicht. Und ich finde es eine Frechheit, dass man hier d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d der Juden lächerlich 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 sorry, wohin steuern wi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Palmerst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. Ich sehe es nicht so, dass hier irgendjemand deren Leid lächer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Palmerst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 . Jeder weiß über die Grausamkeit Bescheid. Wird ja auch jeden Ta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l wieder und wieder aufgezei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Palmerstorfer klar, wir müssen ja nicht einer Meinung sei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tz Palmerst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 . Richt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 Wer jetzt noch nicht weiss was kommt, und was der Plan ist ha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olut nichts kapiert, es ging nie um Gesund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onika Kleinhagauer bestimmt nicht.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Eltopo Poesch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unter.sittenthaler/posts/465693901098929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Sittenthal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E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gesprochen widerlicher und saudummer Vergleich. Ein Schlag in das Gesicht den Opfern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a. Ihr seid einfach nur erbärmli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Pla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sein, dass der Umgang mit der Pandemie oft nicht nachvollziehbar und befremdlich ist...aber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gleich mit dem Nationalsozialismus oder die Fake News... schockiert mich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ibt kritisch, aber nicht verachtend, informiert euch, auch über den Tellerra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 Jür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uhüte! ALL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Hele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 es geteilt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unter.sittenthaler/posts/465693901098929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8" calcext:value-type="float">
            <text:p>18</text:p>
          </table:table-cell>
          <table:table-cell table:style-name="ce7" table:formula="of:=COUNTIF([.D$1:.D$1048576];&quot;X&quot;)" office:value-type="float" office:value="8" calcext:value-type="float">
            <text:p>8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12" calcext:value-type="float">
            <text:p>12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581];[.D581];[.F581])"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99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0:28:05.646905716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0:39:50.082183169</dc:date>
    <meta:editing-duration>PT4M51S</meta:editing-duration>
    <meta:editing-cycles>6</meta:editing-cycles>
    <meta:document-statistic meta:table-count="1" meta:cell-count="384" meta:object-count="0"/>
  </office:meta>
</office:document-meta>
</file>